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deposit =[]<text:line-break/>per_cent = {</text:span><text:span text:style-name="T2">'ТКБ'</text:span><text:span text:style-name="T1">: </text:span><text:span text:style-name="T3">5.6</text:span><text:span text:style-name="T1">, </text:span><text:span text:style-name="T2">'СКБ'</text:span><text:span text:style-name="T1">: </text:span><text:span text:style-name="T3">5.9</text:span><text:span text:style-name="T1">, </text:span><text:span text:style-name="T2">'ВТБ'</text:span><text:span text:style-name="T1">: </text:span><text:span text:style-name="T3">4.28</text:span><text:span text:style-name="T1">, </text:span><text:span text:style-name="T2">'СБЕР'</text:span><text:span text:style-name="T1">: </text:span><text:span text:style-name="T3">4.0</text:span><text:span text:style-name="T1">}<text:line-break/>money = </text:span><text:span text:style-name="T4">int </text:span><text:span text:style-name="T1">(</text:span><text:span text:style-name="T4">input</text:span><text:span text:style-name="T1">(</text:span><text:span text:style-name="T2">"Введите сумму: <text:s/>"</text:span><text:span text:style-name="T1">))<text:line-break/>deposit.append(</text:span><text:span text:style-name="T4">int</text:span><text:span text:style-name="T1">(per_cent[</text:span><text:span text:style-name="T2">'ТКБ'</text:span><text:span text:style-name="T1">]*money/</text:span><text:span text:style-name="T3">100</text:span><text:span text:style-name="T1">))<text:line-break/>deposit.append(</text:span><text:span text:style-name="T4">int</text:span><text:span text:style-name="T1">(per_cent[</text:span><text:span text:style-name="T2">'СКБ'</text:span><text:span text:style-name="T1">]*money/</text:span><text:span text:style-name="T3">100</text:span><text:span text:style-name="T1">))<text:line-break/>deposit.append(</text:span><text:span text:style-name="T4">int</text:span><text:span text:style-name="T1">(per_cent[</text:span><text:span text:style-name="T2">'ВТБ'</text:span><text:span text:style-name="T1">]*money/</text:span><text:span text:style-name="T3">100</text:span><text:span text:style-name="T1">))<text:line-break/>deposit.append(</text:span><text:span text:style-name="T4">int</text:span><text:span text:style-name="T1">(per_cent[</text:span><text:span text:style-name="T2">'СБЕР'</text:span><text:span text:style-name="T1">]*money/</text:span><text:span text:style-name="T3">100</text:span><text:span text:style-name="T1">))<text:line-break/></text:span><text:span text:style-name="T4">print</text:span><text:span text:style-name="T1">(deposit)<text:line-break/></text:span><text:span text:style-name="T4">print</text:span><text:span text:style-name="T1">(</text:span><text:span text:style-name="T2">"Максимальная сумма, которую вы можете заработать —"</text:span><text:span text:style-name="T1">,</text:span><text:span text:style-name="T4">max</text:span><text:span text:style-name="T1">(deposit)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Segoe UI" style:font-size-asian="10.5pt" style:language-asian="zxx" style:country-asian="none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Segoe UI" style:font-size-asian="10.5pt" style:language-asian="zxx" style:country-asian="none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14:39:46.634000000</meta:creation-date>
    <dc:date>2024-04-17T14:40:12.948000000</dc:date>
    <meta:editing-duration>PT27S</meta:editing-duration>
    <meta:editing-cycles>1</meta:editing-cycles>
    <meta:document-statistic meta:table-count="0" meta:image-count="0" meta:object-count="0" meta:page-count="1" meta:paragraph-count="1" meta:word-count="30" meta:character-count="390" meta:non-whitespace-character-count="360"/>
    <meta:generator>LibreOffice/7.6.4.1$Windows_X86_64 LibreOffice_project/e19e193f88cd6c0525a17fb7a176ed8e6a3e2aa1</meta:generator>
  </office:meta>
</office:document-meta>
</file>